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9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001cm" svg:y1="6.1cm" svg:x2="5.001cm" svg:y2="5.809cm" draw:start-shape="id1" draw:start-glue-point="0" svg:d="M5001 6100v-291" svg:viewBox="0 0 1 292">
          <text:p/>
        </draw:connector>
        <draw:connector draw:style-name="gr2" draw:text-style-name="P2" draw:layer="layout" draw:line-skew="0.587cm" svg:x1="2cm" svg:y1="5.08cm" svg:x2="5.001cm" svg:y2="6.9cm" draw:start-shape="id2" draw:start-glue-point="8" draw:end-shape="id1" draw:end-glue-point="2" svg:d="M2000 5080v2925h3001v-1105" svg:viewBox="0 0 3002 2926">
          <text:p/>
        </draw:connector>
        <draw:g xml:id="id3" draw:id="id3">
          <draw:line draw:style-name="gr3" draw:text-style-name="P1" draw:layer="layout" svg:x1="2.88cm" svg:y1="0.982cm" svg:x2="2.981cm" svg:y2="0.75cm">
            <text:p/>
          </draw:line>
          <draw:line draw:style-name="gr3" draw:text-style-name="P1" draw:layer="layout" svg:x1="3.191cm" svg:y1="1.223cm" svg:x2="2.979cm" svg:y2="0.75cm">
            <text:p/>
          </draw:line>
          <draw:line draw:style-name="gr3" draw:text-style-name="P1" draw:layer="layout" svg:x1="3.605cm" svg:y1="1.25cm" svg:x2="3.817cm" svg:y2="0.777cm">
            <text:p/>
          </draw:line>
          <draw:line draw:style-name="gr3" draw:text-style-name="P1" draw:layer="layout" svg:x1="3.18cm" svg:y1="1.235cm" svg:x2="3.392cm" svg:y2="0.762cm">
            <text:p/>
          </draw:line>
          <draw:line draw:style-name="gr3" draw:text-style-name="P1" draw:layer="layout" svg:x1="3.614cm" svg:y1="1.248cm" svg:x2="3.402cm" svg:y2="0.775cm">
            <text:p/>
          </draw:line>
          <draw:line draw:style-name="gr3" draw:text-style-name="P1" draw:layer="layout" svg:x1="4.034cm" svg:y1="1.248cm" svg:x2="3.822cm" svg:y2="0.775cm">
            <text:p/>
          </draw:line>
          <draw:line draw:style-name="gr3" draw:text-style-name="P1" draw:layer="layout" svg:x1="4.029cm" svg:y1="1.224cm" svg:x2="4.13cm" svg:y2="0.992cm">
            <text:p/>
          </draw:line>
        </draw:g>
        <draw:g xml:id="id4" draw:id="id4">
          <draw:line draw:style-name="gr3" draw:text-style-name="P1" draw:layer="layout" svg:x1="4.992cm" svg:y1="2.9cm" svg:x2="4.76cm" svg:y2="2.835cm">
            <text:p/>
          </draw:line>
          <draw:line draw:style-name="gr3" draw:text-style-name="P1" draw:layer="layout" svg:x1="5.233cm" svg:y1="2.701cm" svg:x2="4.76cm" svg:y2="2.837cm">
            <text:p/>
          </draw:line>
          <draw:line draw:style-name="gr3" draw:text-style-name="P1" draw:layer="layout" svg:x1="5.26cm" svg:y1="2.437cm" svg:x2="4.787cm" svg:y2="2.301cm">
            <text:p/>
          </draw:line>
          <draw:line draw:style-name="gr3" draw:text-style-name="P1" draw:layer="layout" svg:x1="5.244cm" svg:y1="2.709cm" svg:x2="4.771cm" svg:y2="2.573cm">
            <text:p/>
          </draw:line>
          <draw:line draw:style-name="gr3" draw:text-style-name="P1" draw:layer="layout" svg:x1="5.257cm" svg:y1="2.431cm" svg:x2="4.784cm" svg:y2="2.567cm">
            <text:p/>
          </draw:line>
          <draw:line draw:style-name="gr3" draw:text-style-name="P1" draw:layer="layout" svg:x1="5.258cm" svg:y1="2.162cm" svg:x2="4.785cm" svg:y2="2.298cm">
            <text:p/>
          </draw:line>
          <draw:line draw:style-name="gr3" draw:text-style-name="P1" draw:layer="layout" svg:x1="5.234cm" svg:y1="2.165cm" svg:x2="5.002cm" svg:y2="2.1cm">
            <text:p/>
          </draw:line>
        </draw:g>
        <draw:frame draw:style-name="gr4" draw:text-style-name="P3" draw:layer="layout" svg:width="0.87cm" svg:height="0.729cm" svg:x="3.07cm" svg:y="0.17cm">
          <draw:text-box>
            <text:p><text:span text:style-name="T1">R</text:span><text:span text:style-name="T2">v</text:span></text:p>
          </draw:text-box>
        </draw:frame>
        <draw:frame draw:style-name="gr4" draw:text-style-name="P3" draw:layer="layout" svg:width="0.87cm" svg:height="0.729cm" svg:x="5.118cm" svg:y="2.13cm">
          <draw:text-box>
            <text:p><text:span text:style-name="T3">r</text:span><text:span text:style-name="T2">d</text:span></text:p>
          </draw:text-box>
        </draw:frame>
        <draw:frame draw:style-name="gr5" draw:text-style-name="P4" draw:layer="layout" svg:width="0.705cm" svg:height="0.645cm" svg:x="5.8cm" svg:y="1.452cm">
          <draw:text-box>
            <text:p><text:span text:style-name="T1">+</text:span></text:p>
          </draw:text-box>
        </draw:frame>
        <draw:frame draw:style-name="gr6" draw:text-style-name="P4" draw:layer="layout" svg:width="0.621cm" svg:height="0.645cm" svg:x="5.8cm" svg:y="6.9cm">
          <draw:text-box>
            <text:p><text:span text:style-name="T1">-</text:span></text:p>
          </draw:text-box>
        </draw:frame>
        <draw:frame draw:style-name="gr7" draw:text-style-name="P3" draw:layer="layout" svg:width="0.849cm" svg:height="0.729cm" svg:x="5.78cm" svg:y="4.13cm">
          <draw:text-box>
            <text:p><text:span text:style-name="T3">v</text:span><text:span text:style-name="T2">o</text:span></text:p>
          </draw:text-box>
        </draw:frame>
        <draw:frame draw:style-name="gr7" draw:text-style-name="P3" draw:layer="layout" svg:width="0.849cm" svg:height="0.729cm" svg:x="1cm" svg:y="4.13cm">
          <draw:text-box>
            <text:p><text:span text:style-name="T3">v</text:span><text:span text:style-name="T2">4</text:span></text:p>
          </draw:text-box>
        </draw:frame>
        <draw:frame draw:style-name="gr8" draw:text-style-name="P3" draw:layer="layout" svg:width="0.713cm" svg:height="0.729cm" svg:x="1.89cm" svg:y="0.126cm">
          <draw:text-box>
            <text:p><text:span text:style-name="T3">i</text:span><text:span text:style-name="T2">d</text:span></text:p>
          </draw:text-box>
        </draw:frame>
        <draw:line draw:style-name="gr9" draw:text-style-name="P1" draw:layer="layout" svg:x1="2.022cm" svg:y1="0.821cm" svg:x2="2.722cm" svg:y2="0.821cm">
          <text:p/>
        </draw:line>
        <draw:g xml:id="id1" draw:id="id1">
          <draw:line draw:style-name="gr3" draw:text-style-name="P1" draw:layer="layout" svg:x1="4.983cm" svg:y1="6.9cm" svg:x2="4.751cm" svg:y2="6.835cm">
            <text:p/>
          </draw:line>
          <draw:line draw:style-name="gr3" draw:text-style-name="P1" draw:layer="layout" svg:x1="5.224cm" svg:y1="6.701cm" svg:x2="4.751cm" svg:y2="6.837cm">
            <text:p/>
          </draw:line>
          <draw:line draw:style-name="gr3" draw:text-style-name="P1" draw:layer="layout" svg:x1="5.251cm" svg:y1="6.437cm" svg:x2="4.778cm" svg:y2="6.301cm">
            <text:p/>
          </draw:line>
          <draw:line draw:style-name="gr3" draw:text-style-name="P1" draw:layer="layout" svg:x1="5.235cm" svg:y1="6.709cm" svg:x2="4.762cm" svg:y2="6.573cm">
            <text:p/>
          </draw:line>
          <draw:line draw:style-name="gr3" draw:text-style-name="P1" draw:layer="layout" svg:x1="5.248cm" svg:y1="6.431cm" svg:x2="4.775cm" svg:y2="6.567cm">
            <text:p/>
          </draw:line>
          <draw:line draw:style-name="gr3" draw:text-style-name="P1" draw:layer="layout" svg:x1="5.249cm" svg:y1="6.162cm" svg:x2="4.776cm" svg:y2="6.298cm">
            <text:p/>
          </draw:line>
          <draw:line draw:style-name="gr3" draw:text-style-name="P1" draw:layer="layout" svg:x1="5.225cm" svg:y1="6.165cm" svg:x2="4.993cm" svg:y2="6.1cm">
            <text:p/>
          </draw:line>
        </draw:g>
        <draw:frame draw:style-name="gr4" draw:text-style-name="P3" draw:layer="layout" svg:width="0.87cm" svg:height="0.729cm" svg:x="5.109cm" svg:y="6.13cm">
          <draw:text-box>
            <text:p><text:span text:style-name="T3">r</text:span><text:span text:style-name="T2">d</text:span></text:p>
          </draw:text-box>
        </draw:frame>
        <draw:custom-shape draw:style-name="gr10" draw:text-style-name="P2" xml:id="id2" draw:id="id2" draw:layer="layout" svg:width="0.16cm" svg:height="0.16cm" svg:x="1.92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4.13cm" svg:y1="1cm" svg:x2="5.01cm" svg:y2="2.1cm" draw:start-shape="id3" draw:start-glue-point="1" draw:end-shape="id4" draw:end-glue-point="0" svg:d="M4130 1000h880v1100" svg:viewBox="0 0 881 1101">
          <text:p/>
        </draw:connector>
        <draw:custom-shape draw:style-name="gr10" draw:text-style-name="P2" xml:id="id5" draw:id="id5" draw:layer="layout" svg:width="0.16cm" svg:height="0.16cm" svg:x="1.921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88cm" svg:y1="1cm" svg:x2="2.001cm" svg:y2="3.92cm" draw:start-shape="id3" draw:start-glue-point="3" draw:end-shape="id5" draw:end-glue-point="4" svg:d="M2880 1000h-879v2920" svg:viewBox="0 0 880 2921">
          <text:p/>
        </draw:connector>
        <draw:frame draw:style-name="gr5" draw:text-style-name="P4" draw:layer="layout" svg:width="0.705cm" svg:height="0.645cm" svg:x="1.05cm" svg:y="3.59cm">
          <draw:text-box>
            <text:p><text:span text:style-name="T1">+</text:span></text:p>
          </draw:text-box>
        </draw:frame>
        <draw:frame draw:style-name="gr6" draw:text-style-name="P4" draw:layer="layout" svg:width="0.621cm" svg:height="0.645cm" svg:x="1.1cm" svg:y="4.789cm">
          <draw:text-box>
            <text:p><text:span text:style-name="T1">-</text:span></text:p>
          </draw:text-box>
        </draw:frame>
        <draw:frame draw:style-name="gr5" draw:text-style-name="P4" draw:layer="layout" svg:width="0.989cm" svg:height="0.645cm" draw:transform="rotate (1.5707963267949) translate (4.58cm 4.289cm)">
          <draw:text-box>
            <text:p><text:span text:style-name="T1">. . .</text:span></text:p>
          </draw:text-box>
        </draw:frame>
        <draw:frame draw:style-name="gr5" draw:text-style-name="P4" draw:layer="layout" svg:width="0.989cm" svg:height="0.645cm" draw:transform="rotate (1.5707963267949) translate (4.58cm 5.708cm)">
          <draw:text-box>
            <text:p><text:span text:style-name="T1">. . .</text:span></text:p>
          </draw:text-box>
        </draw:frame>
        <draw:frame draw:style-name="gr7" draw:text-style-name="P3" draw:layer="layout" svg:width="1.069cm" svg:height="0.729cm" svg:x="4.47cm" svg:y="4.13cm">
          <draw:text-box>
            <text:p><text:span text:style-name="T1">x17</text:span></text:p>
          </draw:text-box>
        </draw:frame>
        <draw:connector draw:style-name="gr1" draw:text-style-name="P1" draw:layer="layout" draw:type="line" svg:x1="5.01cm" svg:y1="2.9cm" svg:x2="5.006cm" svg:y2="3.203cm" draw:start-shape="id4" draw:start-glue-point="2" svg:d="M5010 2900l-4 303" svg:viewBox="0 0 5 3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11:08:40.567882644</dc:date>
    <meta:editing-duration>PT55M12S</meta:editing-duration>
    <meta:editing-cycles>11</meta:editing-cycles>
    <meta:generator>LibreOffice/6.4.7.2$Linux_X86_64 LibreOffice_project/40$Build-2</meta:generator>
    <meta:document-statistic meta:object-count="45"/>
  </office:meta>
</office:document-meta>
</file>